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5000001D98F94F35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3.97cm" svg:y1="1.545cm" svg:x2="13.97cm" svg:y2="20.045cm">
          <text:p/>
        </draw:line>
        <draw:frame draw:style-name="gr2" draw:text-style-name="P1" draw:layer="layout" svg:width="12.7cm" svg:height="2.997cm" svg:x="0.7cm" svg:y="9.297cm">
          <draw:image xlink:href="Pictures/10000201000007D5000001D98F94F35E.png" xlink:type="simple" xlink:show="embed" xlink:actuate="onLoad">
            <text:p/>
          </draw:image>
        </draw:frame>
        <draw:frame draw:style-name="gr2" draw:text-style-name="P1" draw:layer="layout" svg:width="12.7cm" svg:height="2.997cm" svg:x="14.64cm" svg:y="9.298cm">
          <draw:image xlink:href="Pictures/10000201000007D5000001D98F94F3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56M33S</meta:editing-duration>
    <meta:editing-cycles>12</meta:editing-cycles>
    <meta:generator>OpenOffice.org/3.3$Win32 OpenOffice.org_project/330m20$Build-9567</meta:generator>
    <dc:date>2012-12-02T16:37:39.96</dc:date>
    <dc:creator>Blaine Hansen</dc:creator>
    <meta:document-statistic meta:object-count="3"/>
  </office:meta>
</office:document-meta>
</file>